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text-indent="1.27cm" style:auto-text-indent="false"/>
    </style:style>
    <style:style style:name="P4" style:family="paragraph" style:parent-style-name="Standard">
      <style:paragraph-properties fo:margin-left="1.27cm" fo:margin-right="0cm" fo:text-indent="0cm" style:auto-text-indent="false"/>
    </style:style>
    <style:style style:name="P5" style:family="paragraph" style:parent-style-name="Standard">
      <style:paragraph-properties fo:margin-top="0cm" fo:margin-bottom="0.212cm"/>
    </style:style>
    <style:style style:name="P6" style:family="paragraph" style:parent-style-name="Standard" style:master-page-name="Standard">
      <style:paragraph-properties fo:margin-top="0cm" fo:margin-bottom="0.423cm" style:page-number="auto" style:text-autospace="none"/>
      <style:text-properties fo:color="#000000"/>
    </style:style>
    <style:style style:name="P7" style:family="paragraph" style:parent-style-name="Standard" style:list-style-name="WW8Num1"/>
    <style:style style:name="T1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Lista 7 – estrutura de controle: repetição (sala de aula)</text:p>
      <text:p text:style-name="Standard">Assunto:</text:p>
      <text:p text:style-name="P3">Variáveis, instruções de entrada e saída de dados e estruturas de decisão e de repetição, enfatizando validação de entradas e execução repetida do programa.</text:p>
      <text:p text:style-name="Standard"/>
      <text:p text:style-name="Standard">Forma de resolução:</text:p>
      <text:p text:style-name="Standard"><text:tab/>a) Se necessário:</text:p>
      <text:p text:style-name="Standard"><text:tab/>a.1) representar o algoritmo em descrição narrativa, utilizando o seguinte procedimento para análise do problema e definição da solução:</text:p>
      <text:p text:style-name="P4"><text:tab/>a.1.1) Dados de entrada</text:p>
      <text:p text:style-name="P4"><text:tab/>a.1.2) Processamento (instruções a serem realizadas)</text:p>
      <text:p text:style-name="P4"><text:tab/>a.1.3) Dados de saída</text:p>
      <text:p text:style-name="P4">a.2) representar o algoritmo em fluxograma.</text:p>
      <text:p text:style-name="Standard"><text:tab/>b) Representar o algoritmo de solução do problema na linguagem C, com as entradas informadas pelo usuário.</text:p>
      <text:p text:style-name="Standard">Importante:</text:p>
      <text:list xml:id="list35460005" text:style-name="WW8Num1">
        <text:list-item>
          <text:p text:style-name="P7">Chaves</text:p>
          <text:list>
            <text:list-item>
              <text:p text:style-name="P7">Elas delimitam um bloco de instruções (comandos) que estão subordinados a uma cláusula if, else ou else if ou a uma estrutura de repetição do, while e do while.</text:p>
            </text:list-item>
            <text:list-item>
              <text:p text:style-name="P7">As instruções delimitadas por um conjunto de chaves deve obrigatoriamente estar identada. Um conjunto de espaços (tab) de avanço.</text:p>
            </text:list-item>
            <text:list-item>
              <text:p text:style-name="P7">Cada chave aberta deve ter a sua correspondente fechada. Para facilitar, sempre, abra uma chave, feche-a e retorne para escrever o código (as instruções) dentro dessas chaves.</text:p>
            </text:list-item>
            <text:list-item>
              <text:p text:style-name="P7">Para haver um teste lógico é obrigatória a existência de if e vice-versa. O teste lógico é colocado dentro de parênteses.</text:p>
            </text:list-item>
          </text:list>
        </text:list-item>
        <text:list-item>
          <text:p text:style-name="P7">Erros:</text:p>
          <text:list>
            <text:list-item>
              <text:p text:style-name="P7">Verificar se as chaves estão corretas.</text:p>
            </text:list-item>
            <text:list-item>
              <text:p text:style-name="P7">Verificar se há teste lógico sem if.</text:p>
            </text:list-item>
            <text:list-item>
              <text:p text:style-name="P7">Loop infinito. A variável de controle não está sendo incrementada ou decrementada, o teste lógico que verifica a condição de continuidade ou parada não está sendo realizado corretamente.</text:p>
            </text:list-item>
          </text:list>
        </text:list-item>
      </text:list>
      <text:p text:style-name="Standard"/>
      <text:p text:style-name="Standard">Exercícios:</text:p>
      <text:p text:style-name="Standard"><text:span text:style-name="T1">Observações</text:span>: Para todos os exercícios desta lista:</text:p>
      <text:p text:style-name="P2">a) fazer os programas de forma que o usuário possa optar por repetir a execução dos mesmos. Ao final de uma execução questionar se o usuário quer continuar utilizando o programa. Se informado afirmativamente, repetir a execução. Isso pode ser feito utilizando uma estrutura do while que conterá a parte do programa que será repetida. As variáveis que não dependem de dados de entrada ou de execução podem ser declaradas fora dessa estrutura de repetição do programa. Atenção para a inicialização de variáveis: deve ser feita dentro dessa estrutura de repetição. </text:p>
      <text:p text:style-name="P2">b) Validar as entradas.</text:p>
      <text:p text:style-name="P2">c) Validar para que não sejam realizadas divisões por zero.</text:p>
      <text:p text:style-name="P5"><text:soft-page-break/>1) Um determinado material radioativo perde metade de sua massa a cada 50 segundos. <text:s/>Dada a massa inicial, em gramas, fazer um programa que determine o tempo necessário para que essa massa se torne menor que 0,05 gramas. Escreva a massa inicial, a massa final e o tempo calculado em horas, minutos e segundos. A massa inicial informada pelo usuário tem que ser maior que zero. Validar essa entrada, isto é, ficar repetindo a leitura da massa inicial até que o usuário informe um valor válido, ou seja, maior que zero.</text:p>
      <text:p text:style-name="P5"/>
      <text:p text:style-name="P5">2) Escreva um programa que imprima todas as possibilidades de que no lançamento de dois dados a soma das faces seja um valor informado pelo usuário. O usuário deve informar um valor válido, entre 1 a 12. Repetir a leitura até que o usuário informe um valor válido. Mostrar da seguinte forma, para, por exemplo, informado o valor 7:</text:p>
      <text:p text:style-name="P5">1 + 6 = 7</text:p>
      <text:p text:style-name="P5">2 + 5 = 7</text:p>
      <text:p text:style-name="P5">3 + 4 = 7</text:p>
      <text:p text:style-name="P5">4 + 3 = 7</text:p>
      <text:p text:style-name="P5">5 + 5 = 7</text:p>
      <text:p text:style-name="P5">6 + 1 = 7</text:p>
      <text:p text:style-name="P5"/>
      <text:p text:style-name="P5">3) Ler um número N qualquer maior ou igual a 1 e menor ou igual a 50 e apresentar o valor obtido da multiplicação sucessiva de N por 2, enquanto o produto for menor que 250 (N*2; N*2*2; N*2*2*2; etc.). O valor N deverá ser verificado quanto a sua validade. Caso o usuário informe um valor fora da faixa, o programa deverá informar que o valor digitado não é válido e repetir a leitura.</text:p>
      <text:p text:style-name="P5"/>
      <text:p text:style-name="P5">4) Construa um algoritmo que, dado um conjunto de valores inteiros e positivos, determine qual o menor e o maior valor do conjunto. O final do conjunto de valores é conhecido através do valor -1, que não deve ser considerado.</text:p>
      <text:p text:style-name="P1"/>
      <text:p text:style-name="P1">5) Escreva um programa que leia o valor de uma aplicação, o percentual de rendimento mensal obtido por esta aplicação e o período do investimento; e retorne o valor da aplicação ao final do período de investimento. Obs.: a cada 12 meses o percentual de rendimento deve ser aumentado em 0,25%.</text:p>
      <text:p text:style-name="Standard"/>
      <text:p text:style-name="Standard">6) Apresentar os números primos entre 1 e 100.</text:p>
      <text:p text:style-name="Standard"/>
      <text:p text:style-name="Standard">7) Apresentar os N primeiros números pares e divisíveis por 3 informados pelo usuário. Se o usuário informar um número negativo transformá-lo em positivo antes de utilizar.</text:p>
      <text:p text:style-name="Standard">Por exemplo:</text:p>
      <text:p text:style-name="Standard">Informe a quantidade de números pares a serem mostrados:</text:p>
      <text:p text:style-name="Standard">3</text:p>
      <text:p text:style-name="Standard">mostrar:</text:p>
      <text:p text:style-name="Standard"><text:soft-page-break/>Os 3 primeiros números pares são: <text:s/>6 12 18</text:p>
      <text:p text:style-name="Standard"/>
      <text:p text:style-name="Standard"/>
      <text:p text:style-name="Standard">8) No intervalo entre 0 e 100, utilizando uma estrutura for para mostrar cada um dos itens em listagens separadas:</text:p>
      <text:p text:style-name="Standard"><text:tab/>a) os valores desse intervalo em ordem decrescente. </text:p>
      <text:p text:style-name="Standard"><text:tab/>b) os valores pares desse intervalo, sem utilizar if, apenas a variável de inicializacão, controle e incremento/decremento do for.</text:p>
      <text:p text:style-name="Standard"><text:tab/>c) os múltiplos de 10, em ordem crescente e sem utilizar if, apenas a variável de inicializacão, controle e incremento/decremento do for.</text:p>
      <text:p text:style-name="Standard"><text:tab/>d) os múltiplos de 5, em ordem decrescente e sem utilizar if, apenas a variável de inicializacão, controle e incremento/decremento do for.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ulo1" style:family="paragraph" style:parent-style-name="Standard">
      <style:paragraph-properties fo:text-align="justify" style:justify-single-word="false" fo:orphans="0" fo:widows="0"/>
      <style:text-properties fo:font-weight="bold" style:font-weight-asian="bold" style:font-style-complex="italic"/>
    </style:style>
    <style:style style:name="Tabela_20_1" style:display-name="Tabela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Grafico_20_1" style:display-name="Grafico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Lista 2 - for, do, while</dc:title>
    <meta:initial-creator>Beatriz</meta:initial-creator>
    <meta:creation-date>2008-12-27T14:25:00</meta:creation-date>
    <dc:creator>Beatriz </dc:creator>
    <dc:date>2012-02-04T15:33:24.07</dc:date>
    <meta:editing-cycles>41</meta:editing-cycles>
    <meta:editing-duration>PT01H38M29S</meta:editing-duration>
    <meta:generator>BrOffice.org/3.2$Win32 OpenOffice.org_project/320m18$Build-9502</meta:generator>
    <meta:document-statistic meta:table-count="0" meta:image-count="0" meta:object-count="0" meta:page-count="3" meta:paragraph-count="49" meta:word-count="853" meta:character-count="4952"/>
  </office:meta>
</office:document-meta>
</file>